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89B9CDEEEEFC84C.png" manifest:media-type="image/png"/>
  <manifest:file-entry manifest:full-path="Pictures/100000000000055600000300C68EC1E4DD9412C5.png" manifest:media-type="image/png"/>
  <manifest:file-entry manifest:full-path="Pictures/100000000000055600000300DF44059965D2638D.png" manifest:media-type="image/png"/>
  <manifest:file-entry manifest:full-path="Pictures/1000000000000556000003003FAEEEB74F0BB379.png" manifest:media-type="image/png"/>
  <manifest:file-entry manifest:full-path="Pictures/100000000000055600000300052CB8EB8DB592DB.png" manifest:media-type="image/png"/>
  <manifest:file-entry manifest:full-path="Pictures/100000000000055600000300506FFFEA3F2AB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5.36cm, 3.875cm, -0.139cm, 15.7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15cm, 3.66cm, 5.235cm, 16.0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9.301cm, 4.5cm, 6.541cm, 17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6.265cm, 4.755cm, 8.892cm, 16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49cm, 4.694cm, 10.037cm, 16.59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5cm, 5.276cm, 10.435cm, 17.0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2cm" svg:width="17.066cm" svg:height="13.076cm" draw:z-index="0"><draw:image xlink:href="Pictures/1000000000000556000003003FAEEEB74F0BB379.png" xlink:type="simple" xlink:show="embed" xlink:actuate="onLoad"/></draw:frame><draw:frame draw:style-name="fr2" draw:name="Image2" text:anchor-type="paragraph" svg:x="-0.032cm" svg:y="11.074cm" svg:width="16.965cm" svg:height="9.426cm" draw:z-index="1"><draw:image xlink:href="Pictures/100000000000055600000300506FFFEA3F2ABE98.png" xlink:type="simple" xlink:show="embed" xlink:actuate="onLoad"/></draw:frame><draw:frame draw:style-name="fr3" draw:name="Image3" text:anchor-type="paragraph" svg:y="20.498cm" svg:width="15.871cm" svg:height="6.697cm" draw:z-index="2"><draw:image xlink:href="Pictures/100000000000055600000300DF44059965D2638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Image4" text:anchor-type="paragraph" svg:y="-1.976cm" svg:width="15.653cm" svg:height="6.989cm" draw:z-index="3"><draw:image xlink:href="Pictures/100000000000055600000300052CB8EB8DB592DB.png" xlink:type="simple" xlink:show="embed" xlink:actuate="onLoad"/></draw:frame><draw:frame draw:style-name="fr5" draw:name="Image5" text:anchor-type="paragraph" svg:x="0.674cm" svg:y="5.011cm" svg:width="15.485cm" svg:height="6.967cm" draw:z-index="4"><draw:image xlink:href="Pictures/100000000000055600000300C68EC1E4DD9412C5.png" xlink:type="simple" xlink:show="embed" xlink:actuate="onLoad"/></draw:frame><draw:frame draw:style-name="fr6" draw:name="Image6" text:anchor-type="paragraph" svg:x="0.674cm" svg:y="11.977cm" svg:width="15.625cm" svg:height="7.445cm" draw:z-index="5"><draw:image xlink:href="Pictures/100000000000055600000300B89B9CDEEEEFC84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56:09.114098644</meta:creation-date>
    <dc:date>2019-06-26T12:04:42.395088494</dc:date>
    <meta:editing-duration>PT25M7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